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ad1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ad1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ad1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ad1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ad1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ad1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ad1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ad1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ad1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ad1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ad1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ad1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ad1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ad1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ad1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ad1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ad1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Ainhoa Elizabeth Balbas Mot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1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51050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ancy Elizabeth Mota Regard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5105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2.3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2" meta:non-whitespace-character-count="1003"/>
    <meta:template xlink:type="simple" xlink:actuate="onRequest" xlink:title="Normal" xlink:href=""/>
  </office:meta>
</office:document-meta>
</file>